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ccbd" officeooo:paragraph-rsid="0006ccbd"/>
    </style:style>
    <style:style style:name="P2" style:family="paragraph" style:parent-style-name="Text_20_body">
      <style:text-properties officeooo:rsid="0006ccbd" officeooo:paragraph-rsid="0007a86d"/>
    </style:style>
    <style:style style:name="P3" style:family="paragraph" style:parent-style-name="Text_20_body">
      <style:text-properties officeooo:paragraph-rsid="0007a86d"/>
    </style:style>
    <style:style style:name="P4" style:family="paragraph" style:parent-style-name="Text_20_body">
      <style:text-properties officeooo:paragraph-rsid="0008fa38"/>
    </style:style>
    <style:style style:name="P5" style:family="paragraph" style:parent-style-name="Text_20_body">
      <style:text-properties officeooo:rsid="00071573" officeooo:paragraph-rsid="0008fa38"/>
    </style:style>
    <style:style style:name="P6" style:family="paragraph" style:parent-style-name="Text_20_body">
      <style:text-properties officeooo:rsid="00093621" officeooo:paragraph-rsid="0008fa38"/>
    </style:style>
    <style:style style:name="P7" style:family="paragraph" style:parent-style-name="Text_20_body">
      <style:text-properties officeooo:rsid="001e4950" officeooo:paragraph-rsid="0008fa38"/>
    </style:style>
    <style:style style:name="P8" style:family="paragraph" style:parent-style-name="Text_20_body">
      <style:text-properties officeooo:paragraph-rsid="000965c5"/>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Text_20_body" style:list-style-name="L1">
      <style:text-properties officeooo:paragraph-rsid="000965c5"/>
    </style:style>
    <style:style style:name="P13" style:family="paragraph" style:parent-style-name="Text_20_body" style:list-style-name="L2">
      <style:text-properties officeooo:paragraph-rsid="000965c5"/>
    </style:style>
    <style:style style:name="P14" style:family="paragraph" style:parent-style-name="Text_20_body" style:list-style-name="L3">
      <style:text-properties officeooo:paragraph-rsid="000965c5"/>
    </style:style>
    <style:style style:name="P15" style:family="paragraph" style:parent-style-name="Text_20_body" style:list-style-name="L3">
      <style:text-properties officeooo:rsid="00093ee0" officeooo:paragraph-rsid="000965c5"/>
    </style:style>
    <style:style style:name="P16" style:family="paragraph" style:parent-style-name="Text_20_body" style:list-style-name="L4">
      <style:text-properties officeooo:paragraph-rsid="000965c5"/>
    </style:style>
    <style:style style:name="P17" style:family="paragraph" style:parent-style-name="Text_20_body" style:list-style-name="L5">
      <style:text-properties officeooo:paragraph-rsid="0008fa38"/>
    </style:style>
    <style:style style:name="P18" style:family="paragraph" style:parent-style-name="Text_20_body">
      <style:text-properties officeooo:rsid="00093621" officeooo:paragraph-rsid="0008fa38"/>
    </style:style>
    <style:style style:name="P19" style:family="paragraph" style:parent-style-name="Text_20_body">
      <style:text-properties officeooo:rsid="0007a86d" officeooo:paragraph-rsid="0007a86d"/>
    </style:style>
    <style:style style:name="P20" style:family="paragraph" style:parent-style-name="Text_20_body">
      <style:text-properties officeooo:rsid="0007a86d" officeooo:paragraph-rsid="000b1192"/>
    </style:style>
    <style:style style:name="P21" style:family="paragraph" style:parent-style-name="Heading_20_1">
      <style:text-properties officeooo:rsid="0006ccbd"/>
    </style:style>
    <style:style style:name="P22" style:family="paragraph" style:parent-style-name="Heading_20_2">
      <style:text-properties officeooo:rsid="00093ee0" officeooo:paragraph-rsid="000965c5"/>
    </style:style>
    <style:style style:name="P23" style:family="paragraph" style:parent-style-name="Heading_20_2">
      <style:text-properties officeooo:rsid="0008fa38"/>
    </style:style>
    <style:style style:name="P24" style:family="paragraph" style:parent-style-name="Heading_20_2">
      <style:text-properties fo:font-style="normal" style:font-style-asian="normal" style:font-style-complex="normal"/>
    </style:style>
    <style:style style:name="T1" style:family="text">
      <style:text-properties officeooo:rsid="0006ccbd"/>
    </style:style>
    <style:style style:name="T2" style:family="text">
      <style:text-properties officeooo:rsid="0007a86d"/>
    </style:style>
    <style:style style:name="T3" style:family="text">
      <style:text-properties officeooo:rsid="0008fa38"/>
    </style:style>
    <style:style style:name="T4" style:family="text">
      <style:text-properties officeooo:rsid="00093621"/>
    </style:style>
    <style:style style:name="T5" style:family="text">
      <style:text-properties fo:font-weight="bold" officeooo:rsid="00093621" style:font-weight-asian="bold" style:font-weight-complex="bold"/>
    </style:style>
    <style:style style:name="T6" style:family="text">
      <style:text-properties fo:font-weight="bold" officeooo:rsid="000ac64f" style:font-weight-asian="bold" style:font-weight-complex="bold"/>
    </style:style>
    <style:style style:name="T7" style:family="text">
      <style:text-properties fo:font-weight="bold" officeooo:rsid="00071573" style:font-weight-asian="bold" style:font-weight-complex="bold"/>
    </style:style>
    <style:style style:name="T8" style:family="text">
      <style:text-properties fo:font-weight="bold" officeooo:rsid="00073f1b" style:font-weight-asian="bold" style:font-weight-complex="bold"/>
    </style:style>
    <style:style style:name="T9" style:family="text">
      <style:text-properties fo:font-weight="bold" officeooo:rsid="0013aff6" style:font-weight-asian="bold" style:font-weight-complex="bold"/>
    </style:style>
    <style:style style:name="T10" style:family="text">
      <style:text-properties officeooo:rsid="000ac64f"/>
    </style:style>
    <style:style style:name="T11" style:family="text">
      <style:text-properties fo:font-weight="normal" officeooo:rsid="000ac64f" style:font-weight-asian="normal" style:font-weight-complex="normal"/>
    </style:style>
    <style:style style:name="T12" style:family="text">
      <style:text-properties fo:font-style="normal" style:text-underline-style="solid" style:text-underline-width="auto" style:text-underline-color="font-color" fo:font-weight="normal" officeooo:rsid="000ac64f" style:font-style-asian="normal" style:font-weight-asian="normal" style:font-style-complex="normal" style:font-weight-complex="normal"/>
    </style:style>
    <style:style style:name="T13" style:family="text">
      <style:text-properties fo:font-style="italic" officeooo:rsid="000ac64f" style:font-style-asian="italic" style:font-style-complex="italic"/>
    </style:style>
    <style:style style:name="T14" style:family="text">
      <style:text-properties fo:font-style="italic" officeooo:rsid="00071573" style:font-style-asian="italic" style:font-style-complex="italic"/>
    </style:style>
    <style:style style:name="T15" style:family="text">
      <style:text-properties fo:font-style="italic" officeooo:rsid="00073f1b" style:font-style-asian="italic" style:font-style-complex="italic"/>
    </style:style>
    <style:style style:name="T16" style:family="text">
      <style:text-properties fo:font-style="italic" officeooo:rsid="00170e54" style:font-style-asian="italic" style:font-style-complex="italic"/>
    </style:style>
    <style:style style:name="T17" style:family="text">
      <style:text-properties fo:font-style="italic" officeooo:rsid="000750d1" style:font-style-asian="italic" style:font-style-complex="italic"/>
    </style:style>
    <style:style style:name="T18" style:family="text">
      <style:text-properties fo:font-style="italic" officeooo:rsid="00093621" style:font-style-asian="italic" style:font-style-complex="italic"/>
    </style:style>
    <style:style style:name="T19" style:family="text">
      <style:text-properties fo:font-style="italic" officeooo:rsid="0013aff6" style:font-style-asian="italic" style:font-style-complex="italic"/>
    </style:style>
    <style:style style:name="T20" style:family="text">
      <style:text-properties fo:font-style="italic" style:text-underline-style="solid" style:text-underline-width="auto" style:text-underline-color="font-color" fo:font-weight="bold" officeooo:rsid="0017a99d" style:font-style-asian="italic" style:font-weight-asian="bold" style:font-style-complex="italic" style:font-weight-complex="bold"/>
    </style:style>
    <style:style style:name="T21" style:family="text">
      <style:text-properties officeooo:rsid="00073f1b"/>
    </style:style>
    <style:style style:name="T22" style:family="text">
      <style:text-properties officeooo:rsid="00071573"/>
    </style:style>
    <style:style style:name="T23" style:family="text">
      <style:text-properties officeooo:rsid="000750d1"/>
    </style:style>
    <style:style style:name="T24" style:family="text">
      <style:text-properties officeooo:rsid="0017a99d"/>
    </style:style>
    <style:style style:name="T25" style:family="text">
      <style:text-properties officeooo:rsid="0013aff6"/>
    </style:style>
    <style:style style:name="T26" style:family="text">
      <style:text-properties officeooo:rsid="001e5173"/>
    </style:style>
    <style:style style:name="T27" style:family="text">
      <style:text-properties style:text-underline-style="none" officeooo:rsid="0000fc0c"/>
    </style:style>
    <style:style style:name="T28" style:family="text">
      <style:text-properties style:text-underline-style="none" officeooo:rsid="0002acb8"/>
    </style:style>
    <style:style style:name="T29" style:family="text">
      <style:text-properties style:text-underline-style="none" fo:font-weight="bold" officeooo:rsid="0005772b" style:font-weight-asian="bold" style:font-weight-complex="bold"/>
    </style:style>
    <style:style style:name="T30" style:family="text">
      <style:text-properties style:text-underline-style="none" fo:font-weight="bold" officeooo:rsid="0002347d" style:font-weight-asian="bold" style:font-weight-complex="bold"/>
    </style:style>
    <style:style style:name="T31" style:family="text">
      <style:text-properties style:text-underline-style="none" fo:font-weight="bold" officeooo:rsid="00000edb" style:font-weight-asian="bold" style:font-weight-complex="bold"/>
    </style:style>
    <style:style style:name="T32" style:family="text">
      <style:text-properties style:text-underline-style="none" fo:font-weight="bold" officeooo:rsid="00060c7b" style:font-weight-asian="bold" style:font-weight-complex="bold"/>
    </style:style>
    <style:style style:name="T33" style:family="text">
      <style:text-properties style:text-underline-style="none" officeooo:rsid="00000edb"/>
    </style:style>
    <style:style style:name="T34" style:family="text">
      <style:text-properties officeooo:rsid="00000edb"/>
    </style:style>
    <style:style style:name="T35" style:family="text">
      <style:text-properties officeooo:rsid="0002acb8"/>
    </style:style>
    <style:style style:name="T36" style:family="text">
      <style:text-properties officeooo:rsid="0005772b"/>
    </style:style>
    <style:style style:name="T37" style:family="text">
      <style:text-properties officeooo:rsid="000f9d59"/>
    </style:style>
    <style:style style:name="T38" style:family="text">
      <style:text-properties officeooo:rsid="000fe9ff"/>
    </style:style>
    <style:style style:name="T39" style:family="text">
      <style:text-properties officeooo:rsid="0008bc38"/>
    </style:style>
    <style:style style:name="T40" style:family="text">
      <style:text-properties officeooo:rsid="00060c7b"/>
    </style:style>
    <style:style style:name="T41" style:family="text">
      <style:text-properties style:text-underline-style="solid" style:text-underline-width="auto" style:text-underline-color="font-color" officeooo:rsid="00076c75"/>
    </style:style>
    <style:style style:name="T42" style:family="text">
      <style:text-properties officeooo:rsid="00076c75"/>
    </style:style>
    <style:style style:name="T43" style:family="text">
      <style:text-properties officeooo:rsid="0002347d"/>
    </style:style>
    <style:style style:name="T44" style:family="text">
      <style:text-properties officeooo:rsid="000b47e3"/>
    </style:style>
    <style:style style:name="T45" style:family="text">
      <style:text-properties officeooo:rsid="000f5c01"/>
    </style:style>
    <style:style style:name="T46" style:family="text">
      <style:text-properties officeooo:rsid="000948c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896cm" fo:text-indent="-0.635cm" fo:margin-left="3.8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31cm" fo:text-indent="-0.635cm" fo:margin-left="4.5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66cm" fo:text-indent="-0.635cm" fo:margin-left="5.1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01cm" fo:text-indent="-0.635cm" fo:margin-left="5.8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36cm" fo:text-indent="-0.635cm" fo:margin-left="6.4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71cm" fo:text-indent="-0.635cm" fo:margin-left="7.0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06cm" fo:text-indent="-0.635cm" fo:margin-left="7.7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41cm" fo:text-indent="-0.635cm" fo:margin-left="8.3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76cm" fo:text-indent="-0.635cm" fo:margin-left="8.9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11cm" fo:text-indent="-0.635cm" fo:margin-left="9.61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hareezy</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text:a xlink:type="simple" xlink:href="#__RefHeading__5213_747461095" text:style-name="Index_20_Link" text:visited-style-name="Index_20_Link">1. Index<text:tab/>1</text:a></text:p>
          <text:p text:style-name="P9"><text:a xlink:type="simple" xlink:href="#__RefHeading__1677_825139797" text:style-name="Index_20_Link" text:visited-style-name="Index_20_Link">2. Registierung<text:tab/>1</text:a></text:p>
          <text:p text:style-name="P10"><text:a xlink:type="simple" xlink:href="#__RefHeading__464_399309442" text:style-name="Index_20_Link" text:visited-style-name="Index_20_Link">2.2 Anmeldung verwalten<text:tab/>2</text:a></text:p>
          <text:p text:style-name="P9"><text:a xlink:type="simple" xlink:href="#__RefHeading__5087_747461095" text:style-name="Index_20_Link" text:visited-style-name="Index_20_Link">3. Login<text:tab/>2</text:a></text:p>
          <text:p text:style-name="P10"><text:a xlink:type="simple" xlink:href="#__RefHeading__1264_825139797" text:style-name="Index_20_Link" text:visited-style-name="Index_20_Link">3.1 Beschreibung des Login-Formulars<text:tab/>2</text:a></text:p>
          <text:p text:style-name="P10"><text:a xlink:type="simple" xlink:href="#__RefHeading__1266_825139797" text:style-name="Index_20_Link" text:visited-style-name="Index_20_Link">3.2 Accountpanel<text:tab/>2</text:a></text:p>
          <text:p text:style-name="P10"><text:a xlink:type="simple" xlink:href="#__RefHeading__1268_825139797" text:style-name="Index_20_Link" text:visited-style-name="Index_20_Link">3.3 Logout<text:tab/>3</text:a></text:p>
          <text:p text:style-name="P9"><text:a xlink:type="simple" xlink:href="#__RefHeading__5089_747461095" text:style-name="Index_20_Link" text:visited-style-name="Index_20_Link">4. Account<text:tab/>3</text:a></text:p>
          <text:p text:style-name="P10"><text:a xlink:type="simple" xlink:href="#__RefHeading__5091_747461095" text:style-name="Index_20_Link" text:visited-style-name="Index_20_Link">4.1 EigeneBuchungen<text:tab/>3</text:a></text:p>
          <text:p text:style-name="P10"><text:a xlink:type="simple" xlink:href="#__RefHeading__5093_747461095" text:style-name="Index_20_Link" text:visited-style-name="Index_20_Link">4.2 Gruppenverwaltung<text:tab/>3</text:a></text:p>
          <text:p text:style-name="P10"><text:a xlink:type="simple" xlink:href="#__RefHeading__5095_747461095" text:style-name="Index_20_Link" text:visited-style-name="Index_20_Link">4.3 EigeneRessourcen<text:tab/>3</text:a></text:p>
          <text:p text:style-name="P9"><text:a xlink:type="simple" xlink:href="#__RefHeading__5097_747461095" text:style-name="Index_20_Link" text:visited-style-name="Index_20_Link">5. Ressourcen<text:tab/>3</text:a></text:p>
          <text:p text:style-name="P10"><text:a xlink:type="simple" xlink:href="#__RefHeading__5099_747461095" text:style-name="Index_20_Link" text:visited-style-name="Index_20_Link">5.1 EigeneRessourcen<text:tab/>3</text:a></text:p>
          <text:p text:style-name="P10"><text:a xlink:type="simple" xlink:href="#__RefHeading__5101_747461095" text:style-name="Index_20_Link" text:visited-style-name="Index_20_Link">5.2 EigeneRessourcenVerwaltung<text:tab/>3</text:a></text:p>
          <text:p text:style-name="P10"><text:a xlink:type="simple" xlink:href="#__RefHeading__5103_747461095" text:style-name="Index_20_Link" text:visited-style-name="Index_20_Link">5.3 RessourcenAnsicht<text:tab/>3</text:a></text:p>
          <text:p text:style-name="P11"><text:a xlink:type="simple" xlink:href="#__RefHeading__5327_747461095" text:style-name="Index_20_Link" text:visited-style-name="Index_20_Link">5.3.1 Status der Verfügbarkeit<text:tab/>3</text:a></text:p>
          <text:p text:style-name="P11"><text:a xlink:type="simple" xlink:href="#__RefHeading__5329_747461095" text:style-name="Index_20_Link" text:visited-style-name="Index_20_Link">5.3.2 Filterfunktion<text:tab/>3</text:a></text:p>
          <text:p text:style-name="P11"><text:a xlink:type="simple" xlink:href="#__RefHeading__5331_747461095" text:style-name="Index_20_Link" text:visited-style-name="Index_20_Link">5.3.3 Button neue Ressource<text:tab/>3</text:a></text:p>
          <text:p text:style-name="P10"><text:a xlink:type="simple" xlink:href="#__RefHeading__5321_747461095" text:style-name="Index_20_Link" text:visited-style-name="Index_20_Link">5.4 DetailRessourcenAnsicht<text:tab/>4</text:a></text:p>
          <text:p text:style-name="P11"><text:a xlink:type="simple" xlink:href="#__RefHeading__5333_747461095" text:style-name="Index_20_Link" text:visited-style-name="Index_20_Link">5.4.1 Bildergalerie <text:tab/>4</text:a></text:p>
          <text:p text:style-name="P11"><text:a xlink:type="simple" xlink:href="#__RefHeading__5335_747461095" text:style-name="Index_20_Link" text:visited-style-name="Index_20_Link">5.4.2 Kalender<text:tab/>4</text:a></text:p>
          <text:p text:style-name="P11"><text:a xlink:type="simple" xlink:href="#__RefHeading__5337_747461095" text:style-name="Index_20_Link" text:visited-style-name="Index_20_Link">5.4.3 Buchungen<text:tab/>4</text:a></text:p>
          <text:p text:style-name="P10"><text:a xlink:type="simple" xlink:href="#__RefHeading__5107_747461095" text:style-name="Index_20_Link" text:visited-style-name="Index_20_Link">5.5 neueRessource<text:tab/>4</text:a></text:p>
        </text:index-body>
      </text:table-of-content>
      <text:p text:style-name="P3"/>
      <text:h text:style-name="Heading_20_1" text:outline-level="1"><text:bookmark-start text:name="__RefHeading__5213_747461095"/><text:span text:style-name="T1">1. </text:span>Index<text:bookmark-end text:name="__RefHeading__5213_747461095"/></text:h>
      <text:h text:style-name="Heading_20_1" text:outline-level="1"><text:bookmark-start text:name="__RefHeading__1677_825139797"/>2. Registierung<text:bookmark-end text:name="__RefHeading__1677_825139797"/></text:h>
      <text:list xml:id="list6081602587125615513" text:style-name="L1">
        <text:list-item>
          <text:p text:style-name="P12"><text:span text:style-name="T34">Man muss auf den Registrierungs-Button oben </text:span><text:span text:style-name="T35">d</text:span><text:span text:style-name="T34">rauf klicken, dann erscheint die neue Seite mit dem Anmelde-Formular.</text:span></text:p>
        </text:list-item>
        <text:list-item>
          <text:p text:style-name="P12"><text:span text:style-name="T29">6 </text:span><text:span text:style-name="T30">Felder:</text:span><text:span text:style-name="T34"><text:tab/><text:tab/></text:span></text:p>
        </text:list-item>
      </text:list>
      <text:list xml:id="list8544524049218769058" text:style-name="L2">
        <text:list-item>
          <text:p text:style-name="P13"><text:span text:style-name="T34">Username </text:span><text:span text:style-name="T36">→ vergeben?</text:span><text:span text:style-name="T37"> Wenn Ja, dann steht das, das</text:span><text:span text:style-name="T38">s</text:span><text:span text:style-name="T37"> es schon vergeben ist und man muss sich eine andere Username aussuchen.</text:span></text:p>
        </text:list-item>
        <text:list-item>
          <text:p text:style-name="P13">Email </text:p>
        </text:list-item>
        <text:list-item>
          <text:p text:style-name="P13">Password</text:p>
        </text:list-item>
        <text:list-item>
          <text:p text:style-name="P13">Password wiederholen</text:p>
        </text:list-item>
        <text:list-item>
          <text:p text:style-name="P13">Vorname</text:p>
        </text:list-item>
        <text:list-item>
          <text:p text:style-name="P13">Name</text:p>
          <text:p text:style-name="P13"><text:span text:style-name="T39">→</text:span><text:span text:style-name="T31">Registrier</text:span><text:span text:style-name="T30">ungs</text:span><text:span text:style-name="T31">-Butto</text:span><text:span text:style-name="T32">n:</text:span><text:span text:style-name="T40"> wenn man die Felder ausgefüllt hat, muss man drauf klicken damit die Anmeldung erfolgt!</text:span></text:p>
          <text:p text:style-name="P13"/>
        </text:list-item>
      </text:list>
      <text:p text:style-name="P8"><text:soft-page-break/><text:span text:style-name="T34"><text:tab/></text:span><text:span text:style-name="T41">Nice to have:</text:span><text:span text:style-name="T42"> </text:span><text:span text:style-name="T43">Wenn man sein Passwort eintippt steht unten da ob </text:span><text:span text:style-name="T35">es</text:span><text:span text:style-name="T43"> leicht, mittel oder <text:tab/><text:tab/>schwierig ist zu knacken.Wenn man nur Buchstaben hat und es kurz ist steht da leicht.</text:span></text:p>
      <text:p text:style-name="P8"><text:span text:style-name="T43"><text:s text:c="12"/>Wenn man nur Buchstaben hat aber es lang ist steht da mittel. Und wenn man Buchstaben <text:tab/>und Zahlen hat </text:span><text:span text:style-name="T44">s</text:span><text:span text:style-name="T43">teht da schwer.</text:span></text:p>
      <text:p text:style-name="P8"/>
      <text:list xml:id="list4538270360622824492" text:style-name="L3">
        <text:list-item>
          <text:p text:style-name="P14">Wenn man das zweite Passwort falsch eintippt kann man sich nicht registieren. ER<text:span text:style-name="T45">R</text:span>OR!</text:p>
        </text:list-item>
        <text:list-item>
          <text:p text:style-name="P14">Freischaltung erfolgt durch Administratoren! Muss drauf gewartet werden bis man die Bestätigung bekommen hat.</text:p>
        </text:list-item>
        <text:list-item>
          <text:p text:style-name="P15">Wenn man die Bestätigung bekommen hat, kann man auf die nächsten Seiten und sich Sachen reservieren oder reinstellen.</text:p>
        </text:list-item>
      </text:list>
      <text:h text:style-name="P22" text:outline-level="2"><text:bookmark-start text:name="__RefHeading__464_399309442"/>2.2 Anmeldung verwalten<text:bookmark-end text:name="__RefHeading__464_399309442"/></text:h>
      <text:p text:style-name="P8"/>
      <text:list xml:id="list1623814811398179905" text:style-name="L4">
        <text:list-item>
          <text:p text:style-name="P16">Profil bearbeiten Button; soll dazu dienen, dass wenn man z.b. sein Passwort ändern möchte,dass man das hier machen kann.</text:p>
        </text:list-item>
        <text:list-item>
          <text:p text:style-name="P16"><text:span text:style-name="T28">Um das K</text:span><text:span text:style-name="T33">ennwort </text:span><text:span text:style-name="T28">zu</text:span><text:span text:style-name="T33"> ändern, </text:span><text:span text:style-name="T28">muss man sein </text:span><text:span text:style-name="T33">altes </text:span><text:span text:style-name="T28">P</text:span><text:span text:style-name="T33">asswort wissen </text:span><text:span text:style-name="T28">und es eintippen</text:span><text:span text:style-name="T33">!</text:span></text:p>
        </text:list-item>
        <text:list-item>
          <text:p text:style-name="P16"><text:span text:style-name="T27">Profil löschen Button unten, wenn man </text:span><text:span text:style-name="T28">d</text:span><text:span text:style-name="T27">rauf klickt, kommt noch mal die Frage ob man sich sicher ist und wenn man auf ja klickt muss man sein </text:span><text:span text:style-name="T28">K</text:span><text:span text:style-name="T27">ennwort noch mal eintippen und </text:span><text:span text:style-name="T28">erst</text:span><text:span text:style-name="T27"> dann wird das Profil automatisch gelöscht.</text:span></text:p>
        </text:list-item>
      </text:list>
      <text:h text:style-name="Heading_20_1" text:outline-level="1"><text:bookmark-start text:name="__RefHeading__5087_747461095"/><text:span text:style-name="T3">3</text:span><text:span text:style-name="T1">. </text:span>Login<text:bookmark-end text:name="__RefHeading__5087_747461095"/></text:h>
      <text:h text:style-name="P23" text:outline-level="2"><text:bookmark-start text:name="__RefHeading__1264_825139797"/>3.1 Beschreibung des Login-Formulars<text:bookmark-end text:name="__RefHeading__1264_825139797"/></text:h>
      <text:p text:style-name="P4"><text:span text:style-name="T10">In der Toolbar des </text:span><text:span text:style-name="T11">Headers</text:span><text:span text:style-name="T10">, gibt es einen „</text:span><text:span text:style-name="T12">Shortway</text:span><text:span text:style-name="T10">“ zum anmelden: 2 </text:span><text:span text:style-name="T6">InputText</text:span><text:span text:style-name="T10">-Felder(</text:span><text:span text:style-name="T13">Username</text:span><text:span text:style-name="T10">,</text:span><text:span text:style-name="T13">Password</text:span><text:span text:style-name="T10">), 1 </text:span><text:span text:style-name="T13">Login</text:span><text:span text:style-name="T10"> </text:span><text:span text:style-name="T6">Button</text:span><text:span text:style-name="T10">, 1 </text:span><text:span text:style-name="T13">Registrieren</text:span><text:span text:style-name="T10"> </text:span><text:span text:style-name="T6">Button</text:span><text:span text:style-name="T10"> &amp; 1 </text:span><text:span text:style-name="T13">Password</text:span><text:span text:style-name="T10"> </text:span><text:span text:style-name="T13">vergessen</text:span><text:span text:style-name="T10"> </text:span><text:span text:style-name="T6">Button</text:span><text:span text:style-name="T10">. </text:span></text:p>
      <text:p text:style-name="P5"/>
      <text:list xml:id="list1666851337011717292" text:style-name="L5">
        <text:list-item>
          <text:p text:style-name="P17"><text:span text:style-name="T21">2 </text:span><text:span text:style-name="T7">Labels</text:span><text:span text:style-name="T22"> (</text:span><text:span text:style-name="T14">Username </text:span><text:span text:style-name="T15">&amp; </text:span><text:span text:style-name="T14">Password</text:span><text:span text:style-name="T22">)</text:span></text:p>
        </text:list-item>
        <text:list-item>
          <text:p text:style-name="P17"><text:span text:style-name="T21">2 </text:span><text:span text:style-name="T7">inputText</text:span><text:span text:style-name="T22">-Felder (</text:span><text:span text:style-name="T14">Eingabe des Usernames </text:span><text:span text:style-name="T15">&amp;</text:span><text:span text:style-name="T14"> Eingabe des Passwords</text:span><text:span text:style-name="T22">)</text:span></text:p>
        </text:list-item>
        <text:list-item>
          <text:p text:style-name="P17"><text:span text:style-name="T21">3 </text:span><text:span text:style-name="T8">Buttons</text:span><text:span text:style-name="T21"> (</text:span><text:span text:style-name="T15">Login, </text:span><text:span text:style-name="T16">(</text:span><text:span text:style-name="T15">Password vergessen?</text:span><text:span text:style-name="T16">)</text:span><text:span text:style-name="T15">, </text:span><text:span text:style-name="T17">Registrieren</text:span><text:span text:style-name="T23">)</text:span></text:p>
        </text:list-item>
      </text:list>
      <text:p text:style-name="P6"/>
      <text:p text:style-name="P4"><text:span text:style-name="T20">Error :</text:span><text:span text:style-name="T24"> 1 </text:span><text:span text:style-name="T5">FacesMessage</text:span><text:span text:style-name="T4"> wenn</text:span></text:p>
      <text:p text:style-name="P4"><text:span text:style-name="T4"><text:tab/><text:tab/>… das </text:span><text:span text:style-name="T18">Password</text:span><text:span text:style-name="T4"> oder der </text:span><text:span text:style-name="T18">Username</text:span><text:span text:style-name="T4"> falsch geschrieben wurde.</text:span></text:p>
      <text:p text:style-name="P4"><text:span text:style-name="T4"><text:tab/><text:tab/>… die </text:span><text:span text:style-name="T9">input</text:span><text:span text:style-name="T25">-Text Felder nicht beschrieben sind.</text:span></text:p>
      <text:p text:style-name="P4"><text:span text:style-name="T4"><text:tab/><text:tab/>… das Email-</text:span><text:span text:style-name="T5">Pattern</text:span><text:span text:style-name="T4"> falsch ist.</text:span></text:p>
      <text:p text:style-name="P6"/>
      <text:h text:style-name="P23" text:outline-level="2"><text:bookmark-start text:name="__RefHeading__1266_825139797"/>3.2 Accountpanel<text:bookmark-end text:name="__RefHeading__1266_825139797"/></text:h>
      <text:p text:style-name="P7">Wenn der User eingeloggt ist, erhält er im Navigationsmenü einen Unterpunkt „Accountpanel“.</text:p>
      <text:p text:style-name="P4"><text:span text:style-name="T3">Im Accountpanel hat man die Möglichkeit, Gruppen zu verwalten</text:span><text:span text:style-name="T26">(erstellen(mit id/password), </text:span><text:soft-page-break/><text:span text:style-name="T26">editieren, löschen,Mitglieder aus der Gruppe „bannen“).</text:span></text:p>
      <text:h text:style-name="P23" text:outline-level="2"><text:bookmark-start text:name="__RefHeading__1268_825139797"/>3.3 Logout<text:bookmark-end text:name="__RefHeading__1268_825139797"/></text:h>
      <text:p text:style-name="P4"><text:span text:style-name="T25">Der „Zustand“ des </text:span><text:span text:style-name="T19">Login</text:span><text:span text:style-name="T25">-</text:span><text:span text:style-name="T9">Buttons</text:span><text:span text:style-name="T25"> im Header, ändert sich von </text:span><text:span text:style-name="T19">Login</text:span><text:span text:style-name="T25"> → <text:s/></text:span><text:span text:style-name="T19">Logout</text:span><text:span text:style-name="T25">.</text:span></text:p>
      <text:p text:style-name="P4"><text:span text:style-name="T25">Möchte der User sich ausloggen, so muss er auf den </text:span><text:span text:style-name="T19">Logout</text:span><text:span text:style-name="T25">-</text:span><text:span text:style-name="T9">Button</text:span><text:span text:style-name="T25"> klicken. Danach werden die Funktionalitäten und „Rechte“ eines eingeloggten Users wieder entfernt und man kann keine Buchungen/Reservierungen mehr vornehmen </text:span><text:span text:style-name="T3">und hat ebenfalls keinen Zugriff mehr auf das Accountpanel.</text:span></text:p>
      <text:h text:style-name="Heading_20_1" text:outline-level="1"><text:bookmark-start text:name="__RefHeading__5089_747461095"/><text:span text:style-name="T3">4</text:span><text:span text:style-name="T1">. </text:span>Account<text:bookmark-end text:name="__RefHeading__5089_747461095"/></text:h>
      <text:h text:style-name="P24" text:outline-level="2"><text:bookmark-start text:name="__RefHeading__5091_747461095"/><text:span text:style-name="T3">4</text:span><text:span text:style-name="T1">.1 </text:span>EigeneBuchungen<text:bookmark-end text:name="__RefHeading__5091_747461095"/></text:h>
      <text:h text:style-name="P24" text:outline-level="2"><text:bookmark-start text:name="__RefHeading__5093_747461095"/><text:span text:style-name="T3">4</text:span><text:span text:style-name="T1">.2 </text:span>Gruppenverwaltung<text:bookmark-end text:name="__RefHeading__5093_747461095"/></text:h>
      <text:h text:style-name="P24" text:outline-level="2"><text:bookmark-start text:name="__RefHeading__5095_747461095"/><text:span text:style-name="T3">4</text:span><text:span text:style-name="T1">.3 </text:span>EigeneRessourcen<text:bookmark-end text:name="__RefHeading__5095_747461095"/></text:h>
      <text:h text:style-name="Heading_20_1" text:outline-level="1"><text:bookmark-start text:name="__RefHeading__5097_747461095"/><text:span text:style-name="T3">5</text:span><text:span text:style-name="T1">. </text:span>Ressourcen<text:bookmark-end text:name="__RefHeading__5097_747461095"/></text:h>
      <text:h text:style-name="P24" text:outline-level="2"><text:bookmark-start text:name="__RefHeading__5099_747461095"/><text:span text:style-name="T3">5</text:span><text:span text:style-name="T1">.1 </text:span>EigeneRessourcen<text:bookmark-end text:name="__RefHeading__5099_747461095"/></text:h>
      <text:h text:style-name="P24" text:outline-level="2"><text:bookmark-start text:name="__RefHeading__5101_747461095"/><text:span text:style-name="T3">5</text:span><text:span text:style-name="T1">.2 </text:span>EigeneRessourcen<text:span text:style-name="T1">Verwaltung</text:span><text:bookmark-end text:name="__RefHeading__5101_747461095"/></text:h>
      <text:h text:style-name="P24" text:outline-level="2"><text:bookmark-start text:name="__RefHeading__5103_747461095"/><text:span text:style-name="T3">5</text:span><text:span text:style-name="T1">.3 </text:span>RessourcenAnsicht<text:bookmark-end text:name="__RefHeading__5103_747461095"/></text:h>
      <text:p text:style-name="P1">Nachdem der User in der Navigationsleiste die Navigation für die Ressourcenansicht tätigte wird er auf die Ressourcenansicht geleitet. Die Ressourcenansicht bietet dem User eine Übersicht aller verfügbaren Ressourcen. Es wird ihm, dem User, der User ,welcher die Ressource erstellte, eine Kurzbeschreibung der Ressource, ein Ressourcendetailansichtsbutton, die zeitliche Verfügbarkeit sowie den Status der Verfügbarkeit angezeigt.</text:p>
      <text:h text:style-name="Heading_20_3" text:outline-level="3"><text:bookmark-start text:name="__RefHeading__5327_747461095"/><text:span text:style-name="T3">5</text:span>.3.1 Status der Verfügbarkeit<text:bookmark-end text:name="__RefHeading__5327_747461095"/></text:h>
      <text:p text:style-name="P1">Der Status der Verfügbarkeit gibt an ob die Ressource verfügbar für:</text:p>
      <text:p text:style-name="P1">Public – ohne Einschränkungen</text:p>
      <text:p text:style-name="P1">Privat – gruppenspezifische Einschränkungen</text:p>
      <text:p text:style-name="P1">Ausgebucht – Ressource nicht mehr verfügbaren</text:p>
      <text:p text:style-name="P1">ist.</text:p>
      <text:h text:style-name="Heading_20_3" text:outline-level="3"><text:bookmark-start text:name="__RefHeading__5329_747461095"/><text:span text:style-name="T3">5</text:span>.3.2 Filterfunktion<text:bookmark-end text:name="__RefHeading__5329_747461095"/></text:h>
      <text:p text:style-name="P1">Filterfunktionen ermöglichen spezifisches Suchen je nach Kategorie.</text:p>
      <text:h text:style-name="Heading_20_3" text:outline-level="3"><text:bookmark-start text:name="__RefHeading__5331_747461095"/><text:span text:style-name="T3">5</text:span>.3.3 Button neue Ressource<text:bookmark-end text:name="__RefHeading__5331_747461095"/></text:h>
      <text:p text:style-name="P1">Ein Button zum erstellen neuer Ressourcen befindet sich ebenfalls auf der Ressourcenansicht und <text:soft-page-break/>leitet den User, sofern eingeloggt, zu einer Seite, welche es ihm ermöglicht eine neue Ressource einzustellen.</text:p>
      <text:h text:style-name="P24" text:outline-level="2"><text:bookmark-start text:name="__RefHeading__5321_747461095"/><text:span text:style-name="T3">5</text:span><text:span text:style-name="T1">.4 </text:span>DetailRessourcenAnsicht<text:bookmark-end text:name="__RefHeading__5321_747461095"/></text:h>
      <text:p text:style-name="P2">Nachdem der User den <text:s/>Ressourcendetailansichtsbutton auswählte, wird er auf die Detailressourcenansicht geleitet. Auf dieser Seite erscheint eine Beschreibung der Ressource sowie eine Bildergaler<text:span text:style-name="T2">ie</text:span> zu dieser Ressource. </text:p>
      <text:h text:style-name="Heading_20_3" text:outline-level="3"><text:bookmark-start text:name="__RefHeading__5333_747461095"/><text:span text:style-name="T3">5</text:span>.4.1 Bildergalerie <text:bookmark-end text:name="__RefHeading__5333_747461095"/></text:h>
      <text:p text:style-name="P2">Mehrere Bilder pro Ressource sind möglich.</text:p>
      <text:p text:style-name="P2">Bilder werden durch eine Funktion einheitlich größenoptimiert und beim Anklicken im Vollbildmodus dargestellt. </text:p>
      <text:h text:style-name="Heading_20_3" text:outline-level="3"><text:bookmark-start text:name="__RefHeading__5335_747461095"/><text:span text:style-name="T3">5</text:span>.4.2 Kalender<text:bookmark-end text:name="__RefHeading__5335_747461095"/></text:h>
      <text:p text:style-name="P2">Des Weiteren wird dem User ein Kalender präsentiert, welcher ihm die nötigen Buchungsinformationen aufzeigt. <text:span text:style-name="T2">Buchungsinformationen beinhalten die Dauer der Verfügbarkeit der Ressource, mögliche Fremdbuchungen der Ressource sowie die Dauer der eigenen Buchung, sofern getätigt.</text:span></text:p>
      <text:h text:style-name="Heading_20_3" text:outline-level="3"><text:bookmark-start text:name="__RefHeading__5337_747461095"/><text:span text:style-name="T3">5.</text:span>4.3 Buchungen<text:bookmark-end text:name="__RefHeading__5337_747461095"/></text:h>
      <text:p text:style-name="P19">Eigene Buchungen einer Ressource können durch einen Klick auf einen Buchungsbutton vorgenommen werden. Dabei wird ein neues Eingabefenster aufgerufen, welches die zeitlichen Eigenschaften der gewünschten Buchung abfragt und hingehend auf die Buchung validiert.</text:p>
      <text:p text:style-name="P20"><text:span text:style-name="T46">Desweiteren gibt es die Möglichkeit, Ressourcen mit einer Gruppe zu teilen. Ein Radio-Button unterhalb des Eingabefensters weißt diesbezüglich darauf hin.</text:span></text:p>
      <text:h text:style-name="P24" text:outline-level="2"><text:bookmark-start text:name="__RefHeading__5107_747461095"/><text:span text:style-name="T3">5</text:span><text:span text:style-name="T1">.5 </text:span>neueRessource<text:bookmark-end text:name="__RefHeading__5107_747461095"/></text:h>
      <text:h text:style-name="P21" text:outline-level="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9:07:22.036000000</meta:creation-date>
    <meta:generator>LibreOffice/4.0.4.2$Linux_x86 LibreOffice_project/400m0$Build-2</meta:generator>
    <dc:date>2013-11-12T10:45:35</dc:date>
    <dc:creator>Krohn Vanessa</dc:creator>
    <meta:editing-duration>PT2M13S</meta:editing-duration>
    <meta:editing-cycles>3</meta:editing-cycles>
    <meta:document-statistic meta:table-count="0" meta:image-count="0" meta:object-count="0" meta:page-count="4" meta:paragraph-count="91" meta:word-count="772" meta:character-count="5454" meta:non-whitespace-character-count="4755"/>
  </office:meta>
</office:document-meta>
</file>